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Bio-Archaeology International</text:p>
      <text:p text:style-name="OrgDocInfo"><text:initial-creator/></text:p>
      <text:p text:style-name="Text_20_body">Nicola L. C. Talbot in his book <text:reference-mark-start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9zZB3uZkRT"/>(Talbot 2012a)<text:reference-mark-end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9zZB3uZkRT"/> says,</text:p>
      <text:p text:style-name="Quotations">"If you have a large number of citations in your document, it's best to use an external bibliographic application, such as <text:span text:style-name="OrgCode">bibtex</text:span> or <text:span text:style-name="OrgCode">biber</text:span>. However, that is beyond the scope of this book. See, instead, <text:span text:style-name="Emphasis">A Guide to LaTeX </text:span><text:reference-mark-start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xXUCkCckge"/><text:span text:style-name="Emphasis">(Kopka and Daly 1995)</text:span><text:reference-mark-end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xXUCkCckge"/>, <text:span text:style-name="Emphasis">The LaTeX Companion</text:span> <text:s/><text:reference-mark-start text:name="ZOTERO_ITEM CSL_CITATION {&quot;citationID&quot;:&quot;TiAIsXBv&quot;,&quot;properties&quot;:{&quot;formattedCitation&quot;:&quot;(Goossens et al. 1994)&quot;,&quot;plainCitation&quot;:&quot;(Goossens et al.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KHnG9olFe8"/>(Goossens et al. 1994)<text:reference-mark-end text:name="ZOTERO_ITEM CSL_CITATION {&quot;citationID&quot;:&quot;TiAIsXBv&quot;,&quot;properties&quot;:{&quot;formattedCitation&quot;:&quot;(Goossens et al. 1994)&quot;,&quot;plainCitation&quot;:&quot;(Goossens et al.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KHnG9olFe8"/> or <text:a xlink:type="simple" xlink:href="http://www.dickimaw-books.com/latex/thesis/" text:style-name="Internet_20_link" text:visited-style-name="Visited_20_Internet_20_Link">Using LaTeX to Write a PhD Thesis</text:a> <text:reference-mark-start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WcYcsPj5xA"/>(Talbot 2012b)<text:reference-mark-end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WcYcsPj5xA"/>."</text:p>
      <text:p text:style-name="Text_20_body">Aristorle has authored many infuential works. <text:reference-mark-start text:name="ZOTERO_ITEM CSL_CITATION {&quot;citationID&quot;:&quot;Isvj3VLT&quot;,&quot;properties&quot;:{&quot;formattedCitation&quot;:&quot;(Aristotle 1929, 1968, 1877, 1907)&quot;,&quot;plainCitation&quot;:&quot;(Aristotle 1929, 1968, 1877,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RveysSuKMD"/>(Aristotle 1929, 1968, 1877, 1907)<text:reference-mark-end text:name="ZOTERO_ITEM CSL_CITATION {&quot;citationID&quot;:&quot;Isvj3VLT&quot;,&quot;properties&quot;:{&quot;formattedCitation&quot;:&quot;(Aristotle 1929, 1968, 1877, 1907)&quot;,&quot;plainCitation&quot;:&quot;(Aristotle 1929, 1968, 1877,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RveysSuKMD"/></text:p>
      <text:h text:style-name="Heading_20_1" text:outline-level="1">Bibliography</text:h>
      <text:section text:style-name="Sect1" text:name="ZOTERO_BIBL {&quot;uncited&quot;:[],&quot;omitted&quot;:[],&quot;custom&quot;:[]} CSL_BIBLIOGRAPHY RNDVM5E6XWltN">
        <text:p text:style-name="Bibliography_20_1">Aristotle. <text:tab/><text:tab/>1877. <text:span text:style-name="T1">The rhetoric of Aristotle with a commentary by the late Edward Meredith Cope</text:span>. Ed. Edward Meredith Cope. Cambridge University Press.<text:line-break/></text:p>
        <text:p text:style-name="Bibliography_20_1"><text:s/><text:tab/>1907. <text:span text:style-name="T1">De anima</text:span>. Ed. Robert Drew Hicks. Cambridge University Press, Cambridge.<text:line-break/></text:p>
        <text:p text:style-name="Bibliography_20_1"><text:s/><text:tab/>1929. <text:span text:style-name="T1">Physics</text:span>. Translated by P. H. Wicksteed and F. M. Cornford. G. P. Putnam, New York.<text:line-break/></text:p>
        <text:p text:style-name="Bibliography_20_1"><text:s/><text:tab/>1968. <text:span text:style-name="T1">Poetics</text:span>. Clarendon Aristotle. Ed. D. W. Lucas. Clarendon Press, Oxford.<text:line-break/></text:p>
        <text:p text:style-name="Bibliography_20_1">Goossens, Michel, Frank Mittelbach, and Alexander Samarin. <text:tab/><text:tab/>1994. <text:span text:style-name="T1">The LaTeX companion</text:span>. 1st ed. Addison-Wesley, Reading, Mass.<text:line-break/></text:p>
        <text:p text:style-name="Bibliography_20_1">Kopka, Helmut, and Patrick W. Daly. <text:tab/><text:tab/>1995. <text:span text:style-name="T1">A guide to LaTeX2ε document preparation for beginners and advanced users</text:span>. Addison-Wesley.<text:line-break/></text:p>
        <text:p text:style-name="Bibliography_20_1">Talbot, Nicola L. C. <text:tab/><text:tab/>2012a. <text:span text:style-name="T1">LaTeX for complete novices</text:span>. Dickimaw LaTeX series. Vol. 1. Dickmaw Books.<text:line-break/></text:p>
        <text:p text:style-name="Bibliography_20_1"><text:s/><text:tab/>2012b. <text:span text:style-name="T1">Using LaTeX to write a Ph.D. thesis</text:span>. The dickimaw LaTeX series. Vol. 2. Dickmaw Books.<text:line-break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fo:background-color="transparen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Chicago Manual of Style (Author-Date)</dc:title>
    <meta:initial-creator>Jambunathan K</meta:initial-creator>
    <dc:date>2024-04-26T15:49:48.457152729</dc:date>
    <meta:editing-duration>PT19M4S</meta:editing-duration>
    <meta:editing-cycles>15</meta:editing-cycles>
    <meta:generator>LibreOffice/24.2.1.2$Linux_X86_64 LibreOffice_project/420$Build-2</meta:generator>
    <meta:document-statistic meta:table-count="0" meta:image-count="0" meta:object-count="0" meta:page-count="1" meta:paragraph-count="19" meta:word-count="216" meta:character-count="1381" meta:non-whitespace-character-count="1157"/>
    <meta:user-defined meta:name="ZOTERO_PREF_1">&lt;data data-version="3" zotero-version="6.0.35"&gt;&lt;session id="cNg65YY6"/&gt;&lt;style id="http://www.zotero.org/styles/bioarchaeology-international" hasBibliography="1" bibliographyStyleHasBeenSet="1"/&gt;&lt;prefs&gt;&lt;pref name="fieldType" value="ReferenceMark"/&gt;&lt;/prefs&gt;</meta:user-defined>
    <meta:user-defined meta:name="ZOTERO_PREF_2">&lt;/data&gt;</meta:user-defined>
  </office:meta>
</office:document-meta>
</file>